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list-style-name="L1">
      <style:paragraph-properties fo:margin-top="0mm" fo:margin-bottom="0mm"/>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Contents_20_1">
      <style:text-properties style:text-underline-style="none"/>
    </style:style>
    <style:style style:name="P29" style:family="paragraph" style:parent-style-name="Contents_20_1" style:list-style-name="">
      <style:text-properties style:text-underline-style="none"/>
    </style:style>
    <style:style style:name="P30" style:family="paragraph" style:parent-style-name="Contents_20_1" style:list-style-name="">
      <style:text-properties style:text-underline-style="solid" style:text-underline-width="auto" style:text-underline-color="font-color"/>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5"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6" style:family="text">
      <style:text-properties fo:font-variant="normal" fo:text-transform="none" fo:color="#a50000" style:text-line-through-style="none"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style:font-name="Times New Roman"/>
    </style:style>
    <style:style style:name="T32" style:family="text">
      <style:text-properties style:font-name="Times New Roman" fo:font-size="11pt" style:font-size-asian="11pt" style:font-size-complex="11pt"/>
    </style:style>
    <style:style style:name="T33" style:family="text">
      <style:text-properties fo:font-size="11pt"/>
    </style:style>
    <style:style style:name="T34" style:family="text">
      <style:text-properties fo:font-size="11pt" style:font-size-asian="11pt" style:font-size-complex="11pt"/>
    </style:style>
    <style:style style:name="T35" style:family="text">
      <style:text-properties style:use-window-font-color="true"/>
    </style:style>
    <style:style style:name="T36" style:family="text">
      <style:text-properties style:use-window-font-color="true" style:font-name="Times New Roman" fo:font-size="11pt" style:font-size-asian="11pt" style:font-size-complex="11pt"/>
    </style:style>
    <style:style style:name="T37" style:family="text">
      <style:text-properties style:text-underline-style="solid" style:text-underline-width="auto" style:text-underline-color="font-color"/>
    </style:style>
    <style:style style:name="T38" style:family="text">
      <style:text-properties style:font-size-asian="11pt"/>
    </style:style>
    <style:style style:name="T39"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5"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9"/>
      <text:p text:style-name="P30">(Mám více rozvádět? Ještě to samozřejmě opravím a stylizuju)</text:p>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824475990"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331268220"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 – o software se zmiňují v další části textu své práce.</text:p>
        </text:list-item>
        <text:list-item>
          <text:p text:style-name="P31">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75"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0" text:note-class="footnote"><text:note-citation>41</text:note-citation><text:note-body><text:p text:style-name="Footnote">Dostupný na: http://www.archive.org/</text:p></text:note-body></text:note>.</text:p>
      <text:p text:style-name="P4">(Mám se nějak blíže zabývat InternetArchivem?)</text:p>
      <text:h text:style-name="P27" text:outline-level="2">Dostupnost informací o projektu</text:h>
      <text:p text:style-name="Text_20_body">O projektu WebArchiv se lze dočíst na stránkách Národní digitální knihovny<text:note text:id="ftn41"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74" text:note-class="footnote"><text:note-citation>45</text:note-citation><text:note-body><text:p text:style-name="Footnote">http://www.ndk.cz/narodni-dk</text:p></text:note-body></text:note> nelze nalézt prakticky žádné informace.</text:p>
      <text:p text:style-name="P4">(Nepletu se?)</text:p>
      <text:h text:style-name="P27" text:outline-level="2">Kritéria výběru webových zdrojů<text:span text:style-name="T2"><text:note text:id="ftn44" text:note-class="footnote"><text:note-citation>46</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7</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8</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9</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50</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51</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7"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2</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3</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4</text:note-citation><text:note-body><text:p text:style-name="Footnote">http://is.muni.cz/th/172585/fi_b/</text:p></text:note-body></text:note></text:span></text:h>
      <text:list xml:id="list712497705" text:style-name="L1">
        <text:list-header>
          <text:p text:style-name="P23">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5</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6</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7</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8</text:note-citation><text:note-body><text:p text:style-name="Footnote">http://www.webarchiv.cz/files/dokumenty/zpravy/skodova.doc</text:p></text:note-body></text:note></text:span></text:h>
      <text:p text:style-name="Text_20_body">Markéta ŠKODOVÁ, diplomová práce, 2005.</text:p>
      <text:h text:style-name="P27" text:outline-level="2">Používané nástroje</text:h>
      <text:p text:style-name="P4">(Které z toho mám řešit? Jen ty co primo pouzivam? - rarctools,heritrix,jhove?)</text:p>
      <text:h text:style-name="Heading_20_3" text:outline-level="3">APACHE TOMCAT<text:note text:id="ftn60" text:note-class="footnote"><text:note-citation>59</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60</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DeDuplicator <text:note text:id="ftn65" text:note-class="footnote"><text:note-citation>61</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4">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2</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P4">(Mám být konkrétnější?)</text:p>
      <text:p text:style-name="P4">O těchto dvou nástrojích bude třeba ještě psát..netvoří ani WARC soubory stejné verze.</text:p>
      <text:h text:style-name="Heading_20_3" text:outline-level="3">HANZO / WARC-TOOLS<text:note text:id="ftn62" text:note-class="footnote"><text:note-citation>63</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ext:soft-page-break/>TOOLS tak tento nástroj. </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4</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JHOVE<text:note text:id="ftn64" text:note-class="footnote"><text:note-citation>65</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NetarchiveSuite<text:note text:id="ftn71" text:note-class="footnote"><text:note-citation>66</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7</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69" text:note-class="footnote"><text:note-citation>68</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oft-page-break/><text:span text:style-name="T20">NutchWAX je součást projektu Nutch</text:span><text:span text:style-name="T20"><text:note text:id="ftn68" text:note-class="footnote"><text:note-citation>69</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70</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71</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67" text:note-class="footnote"><text:note-citation>72</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Nemůžu dohledat s jakou verzí kompatibilní je.)</text:p>
      <text:h text:style-name="Heading_20_3" text:outline-level="3">Web Curator Tool<text:note text:id="ftn73" text:note-class="footnote"><text:note-citation>73</text:note-citation><text:note-body><text:p text:style-name="Footnote">http://webcurator.sourceforge.net/</text:p></text:note-body></text:note></text:h>
      <text:p text:style-name="Text_20_body"><text:span text:style-name="T36">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text:soft-page-break/>WERA<text:note text:id="ftn70" text:note-class="footnote"><text:note-citation>74</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5</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6</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7:43:03</dc:date>
    <dc:creator>Martin Prokop</dc:creator>
    <meta:editing-duration>P1DT11H17M4S</meta:editing-duration>
    <meta:editing-cycles>549</meta:editing-cycles>
    <meta:document-statistic meta:table-count="1" meta:image-count="0" meta:object-count="0" meta:page-count="32" meta:paragraph-count="418" meta:word-count="5210" meta:character-count="37441"/>
  </office:meta>
</office:document-meta>
</file>